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04in" fo:margin-left="-0.0813in" fo:margin-top="0in" fo:margin-bottom="0in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2.4903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opis delov stavbe</text:span></text:p>
      <text:p text:style-name="P2"><text:span text:style-name="T1">{{ print_data.stavba.oznaka }}</text:span></text:p>
      <text:p text:style-name="P2"><text:span text:style-name="T1">{{ print_data.stavba.naziv }}</text:span></text:p>
      <text:p text:style-name="P3"/>
      <text:p text:style-name="P3"/>
      <text:p text:style-name="P1">{% regroup print_data.del_stavbe_list by podskupina.skupina as skupina_list %}{% for skupina in skupina_list %}</text:p>
      <text:p text:style-name="P1"><text:span text:style-name="T2">{{ skupina.grouper.oznaka }} {{ skupina.grouper.naziv }}</text:span></text:p>
      <text:p text:style-name="P4"/>
      <text:p text:style-name="P1">{% regroup skupina.list by podskupina as podskupina_list %}{% for podskupina in podskupina_list %}</text:p>
      <text:p text:style-name="P1"><text:span text:style-name="T2">{{ podskupina.grouper.oznaka }} {{ podskupina.grouper.naziv }}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5"><text:span text:style-name="T2">Oznaka</text:span></text:p>
          </table:table-cell>
          <table:table-cell table:style-name="Table1.A1" office:value-type="string">
            <text:p text:style-name="P5"><text:span text:style-name="T2">Naziv</text:span></text:p>
          </table:table-cell>
          <table:table-cell table:style-name="Table1.A1" office:value-type="string">
            <text:p text:style-name="P5"><text:span text:style-name="T2">Funkcija</text:span></text:p>
          </table:table-cell>
        </table:table-row>
        <table:table-row table:style-name="Table1.2">
          <table:table-cell table:style-name="Table1.A1" office:value-type="string">
            <text:p text:style-name="P1">{% for object in podskupina.list %}{{ object.oznaka }}</text:p>
          </table:table-cell>
          <table:table-cell table:style-name="Table1.A1" office:value-type="string">
            <text:p text:style-name="P1">{{ object.naziv }}</text:p>
          </table:table-cell>
          <table:table-cell table:style-name="Table1.A1" office:value-type="string">
            <text:p text:style-name="P1">{{object.funkcija}}</text:p>
          </table:table-cell>
        </table:table-row>
        <table:table-row table:style-name="Table1.3">
          <table:table-cell table:style-name="Table1.A1" office:value-type="string">
            <text:p text:style-name="P1">{% endfor %}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><text:soft-page-break/></text:p>
      <text:p text:style-name="P1">{% endfor %}</text:p>
      <text:p text:style-name="P1">{% endfor %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EDAFM, upravljanje stavb, d.o.o.</text:p>
        <text:p text:style-name="MP1">Delpinova ulica 18 B</text:p>
        <text:p text:style-name="MP1">5000 Nova Gorica</text:p>
      </style:header>
      <style:footer>
        <text:p text:style-name="MP1">Stran <text:page-number text:select-page="current">3</text:page-number> od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0" meta:word-count="86" meta:character-count="630" meta:non-whitespace-character-count="564"/>
    <meta:generator>LibreOfficeDev/5.1.0.3$Linux_X86_64 LibreOffice_project/</meta:generator>
  </office:meta>
</office:document-meta>
</file>